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paragraph-rsid="001b97f4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paragraph-rsid="001ed693"/>
    </style:style>
    <style:style style:name="P5" style:family="paragraph" style:parent-style-name="Text_20_body">
      <style:text-properties officeooo:paragraph-rsid="001817ac"/>
    </style:style>
    <style:style style:name="P6" style:family="paragraph" style:parent-style-name="Standard">
      <style:text-properties officeooo:rsid="0015fc4c" officeooo:paragraph-rsid="0015fc4c"/>
    </style:style>
    <style:style style:name="P7" style:family="paragraph" style:parent-style-name="Standard">
      <style:text-properties officeooo:rsid="0015fc4c" officeooo:paragraph-rsid="0016aed2"/>
    </style:style>
    <style:style style:name="P8" style:family="paragraph" style:parent-style-name="Standard">
      <style:text-properties fo:font-weight="bold" officeooo:rsid="0015fc4c" officeooo:paragraph-rsid="0015fc4c" style:font-weight-asian="bold" style:font-weight-complex="bold"/>
    </style:style>
    <style:style style:name="P9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10" style:family="paragraph" style:parent-style-name="Standard">
      <style:text-properties officeooo:paragraph-rsid="0015fc4c"/>
    </style:style>
    <style:style style:name="P11" style:family="paragraph" style:parent-style-name="Standard">
      <style:paragraph-properties fo:text-align="justify" style:justify-single-word="false"/>
      <style:text-properties officeooo:paragraph-rsid="0016aed2"/>
    </style:style>
    <style:style style:name="P12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officeooo:rsid="001ed693" officeooo:paragraph-rsid="001ed693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70b50"/>
    </style:style>
    <style:style style:name="T4" style:family="text">
      <style:text-properties officeooo:rsid="001ed693"/>
    </style:style>
    <style:style style:name="T5" style:family="text">
      <style:text-properties officeooo:rsid="001f2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SCENARIO <text:span text:style-name="T4">N°1</text:span> –<text:span text:style-name="T4"> Visualizzare Pagamenti</text:span></text:p>
      <text:p text:style-name="P10"/>
      <text:p text:style-name="P1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13">Gestione Pagamenti – Visualizzare Pagamenti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13">Paolo Rossi 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5">1.<text:span text:style-name="T4"> Paolo deve verificare che tutti </text:span><text:span text:style-name="T5">i genitori</text:span><text:span text:style-name="T4"> hanno effettuato il pagamento della retta mensile per l'iscrizione all'asilo nido.</text:span></text:p>
            <text:p text:style-name="P5">2. <text:span text:style-name="T4">Accende il PC ed avvia il software at-silo.</text:span></text:p>
            <text:p text:style-name="P5">3. <text:span text:style-name="T4">Inserisce il suo userID e la password per accedere alle funzioni dedicate al direttore.</text:span></text:p>
            <text:p text:style-name="P5">4. <text:span text:style-name="T4">Nel pannello dedicato alla gestione dei pagamenti, Paolo attiva la funzione “Visualizza Pagamenti” di at-silo</text:span><text:span text:style-name="T2">.</text:span></text:p>
            <text:p text:style-name="P4">5. <text:span text:style-name="T4">Paolo visualizza tutti gli iscritti all'asilo ed il loro stato attuale (se hanno effettuato già il pagamento della retta o devono ancora provvedere a saldare il dovuto).</text:span></text:p>
          </table:table-cell>
        </table:table-row>
      </table:table>
      <text:p text:style-name="P3">Scenario N°1: <text:span text:style-name="T3">Gestione </text:span><text:span text:style-name="T4">Pagamenti – Visualizzare Pagamenti</text:span></text:p>
      <text:p text:style-name="P2"/>
      <text:p text:style-name="P7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16T17:47:47.88</dc:date>
    <meta:editing-duration>PT26M19S</meta:editing-duration>
    <meta:editing-cycles>6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2" meta:word-count="117" meta:character-count="775" meta:non-whitespace-character-count="669"/>
  </office:meta>
</office:document-meta>
</file>